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erviceAvailableException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erviceAvailableException.NoServiceAvailableException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